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993in"/>
    </style:style>
    <style:style style:name="Table2.F" style:family="table-column">
      <style:table-column-properties style:column-width="1.9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text-properties style:font-name="Calibri1" officeooo:rsid="002d96de" officeooo:paragraph-rsid="002d96de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d96de" officeooo:paragraph-rsid="002d96de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0" style:family="paragraph" style:parent-style-name="List_20_Paragraph" style:list-style-name="WWNum1">
      <style:paragraph-properties fo:margin-left="0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d96de" officeooo:paragraph-rsid="002d96de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d96de" officeooo:paragraph-rsid="002d96de" style:font-size-asian="7pt" style:font-size-complex="7pt"/>
    </style:style>
    <style:style style:name="P1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d96de" officeooo:paragraph-rsid="0031b807" style:font-size-asian="7pt" style:font-size-complex="7pt"/>
    </style:style>
    <style:style style:name="P1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d96de" officeooo:paragraph-rsid="002d96de" style:font-size-asian="7pt" style:font-size-complex="7pt"/>
    </style:style>
    <style:style style:name="P1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paragraph-rsid="002d96de" style:font-size-asian="7pt" style:font-size-complex="7pt"/>
    </style:style>
    <style:style style:name="P1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1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fcdca" officeooo:paragraph-rsid="002fcdca" style:font-size-asian="7pt" style:font-size-complex="7pt"/>
    </style:style>
    <style:style style:name="T1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onics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3">Shriek</text:p>
          </table:table-cell>
          <table:table-cell table:style-name="Table1.A1" office:value-type="string">
            <text:p text:style-name="P3">MS+0</text:p>
          </table:table-cell>
          <table:table-cell table:style-name="Table1.A1" office:value-type="string">
            <text:p text:style-name="P3">MS+1</text:p>
          </table:table-cell>
          <table:table-cell table:style-name="Table1.A1" office:value-type="string">
            <text:p text:style-name="P3">PS+5</text:p>
          </table:table-cell>
          <table:table-cell table:style-name="Table1.A1" office:value-type="string">
            <text:p text:style-name="P3">PR+3</text:p>
          </table:table-cell>
          <table:table-cell table:style-name="Table1.A1" office:value-type="string">
            <text:p text:style-name="P3">CP+1</text:p>
          </table:table-cell>
        </table:table-row>
        <table:table-row table:style-name="Table1.1">
          <table:table-cell table:style-name="Table1.A1" office:value-type="string">
            <text:p text:style-name="P3">Reverb</text:p>
          </table:table-cell>
          <table:table-cell table:style-name="Table1.A1" office:value-type="string">
            <text:p text:style-name="P3">MS+3</text:p>
          </table:table-cell>
          <table:table-cell table:style-name="Table1.A1" office:value-type="string">
            <text:p text:style-name="P3">MP+4</text:p>
          </table:table-cell>
          <table:table-cell table:style-name="Table1.A1" office:value-type="string">
            <text:p text:style-name="P3">PS+1</text:p>
          </table:table-cell>
          <table:table-cell table:style-name="Table1.A1" office:value-type="string">
            <text:p text:style-name="P3">RS+2</text:p>
          </table:table-cell>
          <table:table-cell table:style-name="Table1.A1" office:value-type="string">
            <text:p text:style-name="P3">CP+0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Cost</text:p>
          </table:table-cell>
          <table:table-cell table:style-name="Table2.A1" office:value-type="string">
            <text:p text:style-name="P7">Burn</text:p>
          </table:table-cell>
          <table:table-cell table:style-name="Table2.A1" office:value-type="string">
            <text:p text:style-name="P8">Effects</text:p>
          </table:table-cell>
          <table:table-cell table:style-name="Table2.A1" office:value-type="string">
            <text:p text:style-name="P7">Enhancements</text:p>
          </table:table-cell>
        </table:table-row>
        <table:table-row table:style-name="Table2.1">
          <table:table-cell table:style-name="Table2.A1" office:value-type="string">
            <text:p text:style-name="P6">Absorb Sound</text:p>
          </table:table-cell>
          <table:table-cell table:style-name="Table2.A1" office:value-type="string">
            <text:p text:style-name="P6">Buff, Toggle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4088444666" text:style-name="WWNum2">
              <text:list-item>
                <text:p text:style-name="P13">Silence</text:p>
              </text:list-item>
              <text:list-item>
                <text:p text:style-name="P13">Skill (Sneak RS) (4)</text:p>
              </text:list-item>
              <text:list-item>
                <text:p text:style-name="P13">Immunity (Sonic, Sound)</text:p>
              </text:list-item>
              <text:list-item>
                <text:p text:style-name="P13">Lockout (Sonic, Sound)</text:p>
              </text:list-item>
              <text:list-item>
                <text:p text:style-name="P13">Burn Reduction (1d4)</text:p>
              </text:list-item>
              <text:list-item>
                <text:p text:style-name="P13">Radius (3)</text:p>
              </text:list-item>
            </text:list>
          </table:table-cell>
          <table:table-cell table:style-name="Table2.A1" office:value-type="string">
            <text:list xml:id="list1096145524" text:style-name="WWNum1">
              <text:list-item>
                <text:p text:style-name="P9">Quiet Mind – Gain +2 to Mental Saves in the area of effect / x1 / +1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Armor Disruption</text:p>
          </table:table-cell>
          <table:table-cell table:style-name="Table2.A1" office:value-type="string">
            <text:p text:style-name="P6">Attack, Ranged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M</text:p>
          </table:table-cell>
          <table:table-cell table:style-name="Table2.A1" office:value-type="string">
            <text:list xml:id="list173617592744798" text:continue-list="list4088444666" text:style-name="WWNum2">
              <text:list-item>
                <text:p text:style-name="P13">Dissolve (1d6) (Physical, Energy)</text:p>
              </text:list-item>
              <text:list-item>
                <text:p text:style-name="P16">Effects continue as long as you maintain 1 energy to do so</text:p>
              </text:list-item>
              <text:list-item>
                <text:p text:style-name="P16">Hitting the same target with this power allows you to reroll the result and take the best one.</text:p>
              </text:list-item>
              <text:list-item>
                <text:p text:style-name="P13">Range Band (4)</text:p>
              </text:list-item>
            </text:list>
          </table:table-cell>
          <table:table-cell table:style-name="Table2.A1" office:value-type="string">
            <text:list xml:id="list173617901941072" text:continue-list="list1096145524" text:style-name="WWNum1">
              <text:list-item>
                <text:p text:style-name="P9">Accuracy +2 / x2 / +0B / 10P</text:p>
              </text:list-item>
              <text:list-item>
                <text:p text:style-name="P9">Dissolve Step / x3 / -- / 10P</text:p>
              </text:list-item>
              <text:list-item>
                <text:p text:style-name="P9">Mental – Also dissolves Psychic armor / x1 / -- / 10Ps</text:p>
              </text:list-item>
              <text:list-item>
                <text:p text:style-name="P9">Stacking – The power can now stack multiple dice of dissolve, but each die requires an energy to maintain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Audio Illusions</text:p>
          </table:table-cell>
          <table:table-cell table:style-name="Table2.A1" office:value-type="string">
            <text:p text:style-name="P6">Utility, Free Action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73618720112991" text:continue-list="list173617592744798" text:style-name="WWNum2">
              <text:list-item>
                <text:p text:style-name="P13">Produce Sounds</text:p>
              </text:list-item>
              <text:list-item>
                <text:p text:style-name="P13">Radius (200)</text:p>
              </text:list-item>
              <text:list-item>
                <text:p text:style-name="P13">Range (30)</text:p>
              </text:list-item>
            </text:list>
          </table:table-cell>
          <table:table-cell table:style-name="Table2.A1" office:value-type="string">
            <text:list xml:id="list173617446636441" text:continue-list="list173617901941072" text:style-name="WWNum1">
              <text:list-item>
                <text:p text:style-name="P9">Area / x3 / +0B / 10P</text:p>
              </text:list-item>
              <text:list-item>
                <text:p text:style-name="P9">Range x2 / x3 / +0B / 10P</text:p>
                <text:p text:style-name="P10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Buzzing</text:p>
          </table:table-cell>
          <table:table-cell table:style-name="Table2.A1" office:value-type="string">
            <text:p text:style-name="P6">Attack, Ranged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list xml:id="list173617964345304" text:continue-list="list173618720112991" text:style-name="WWNum2">
              <text:list-item>
                <text:p text:style-name="P13">Impaired (Reflex, Wit)</text:p>
              </text:list-item>
            </text:list>
          </table:table-cell>
          <table:table-cell table:style-name="Table2.A1" office:value-type="string">
            <text:list xml:id="list173618724770783" text:continue-list="list173617446636441" text:style-name="WWNum1">
              <text:list-item>
                <text:p text:style-name="P9">Aura – Power becomes an Aura / x1 / +2B / 20P</text:p>
              </text:list-item>
              <text:list-item>
                <text:p text:style-name="P9">Burn -1 / x3 / -- / 10P</text:p>
              </text:list-item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Entertainer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73619260210487" text:continue-numbering="true" text:style-name="WWNum1">
              <text:list-item>
                <text:p text:style-name="P17">You get a +1 to all rolls if you have an audience of at least 3 people who aren’t participating in the scene</text:p>
              </text:list-item>
            </text:list>
          </table:table-cell>
          <table:table-cell table:style-name="Table2.A1" office:value-type="string">
            <text:list xml:id="list173618050622245" text:continue-numbering="true" text:style-name="WWNum1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Resonance</text:p>
          </table:table-cell>
          <table:table-cell table:style-name="Table2.A1" office:value-type="string">
            <text:p text:style-name="P6">Adder, Any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73618899823033" text:continue-numbering="true" text:style-name="WWNum1">
              <text:list-item>
                <text:p text:style-name="P15">Affects Intangible</text:p>
              </text:list-item>
            </text:list>
          </table:table-cell>
          <table:table-cell table:style-name="Table2.A1" office:value-type="string">
            <text:list xml:id="list173617753002408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Reverberation</text:p>
          </table:table-cell>
          <table:table-cell table:style-name="Table2.A1" office:value-type="string">
            <text:p text:style-name="P6">Buff, Toggle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73618170874248" text:continue-numbering="true" text:style-name="WWNum1">
              <text:list-item>
                <text:p text:style-name="P15">When you block an attack, you get Heal (1d4)</text:p>
              </text:list-item>
            </text:list>
          </table:table-cell>
          <table:table-cell table:style-name="Table2.A1" office:value-type="string">
            <text:list xml:id="list173617567855897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6">Shatter</text:p>
          </table:table-cell>
          <table:table-cell table:style-name="Table2.A9" office:value-type="string">
            <text:p text:style-name="P6">Attack, Ranged, One Target</text:p>
          </table:table-cell>
          <table:table-cell table:style-name="Table2.A9" office:value-type="string">
            <text:p text:style-name="P6">30</text:p>
          </table:table-cell>
          <table:table-cell table:style-name="Table2.A9" office:value-type="string">
            <text:p text:style-name="P6">8</text:p>
          </table:table-cell>
          <table:table-cell table:style-name="Table2.A9" office:value-type="string">
            <text:list xml:id="list173617653509683" text:continue-numbering="true" text:style-name="WWNum1">
              <text:list-item>
                <text:p text:style-name="P17">Target one device being used by your opponent</text:p>
              </text:list-item>
              <text:list-item>
                <text:p text:style-name="P17">If you hit, that device is Disabled (Wit)</text:p>
              </text:list-item>
              <text:list-item>
                <text:p text:style-name="P17">If you hit a Disabled device, it is Shattered (Wit)</text:p>
              </text:list-item>
            </text:list>
          </table:table-cell>
          <table:table-cell table:style-name="Table2.A9" office:value-type="string">
            <text:list xml:id="list173618728614805" text:continue-numbering="true" text:style-name="WWNum1">
              <text:list-item>
                <text:p text:style-name="P9">Accuracy +2 / x2 / +0B / 10P</text:p>
              </text:list-item>
              <text:list-item>
                <text:p text:style-name="P9">Burn -1 / x3 / -- / 10P</text:p>
              </text:list-item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Shriek</text:p>
          </table:table-cell>
          <table:table-cell table:style-name="Table2.A1" office:value-type="string">
            <text:p text:style-name="P6">Attack, Area, Point Blank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8</text:p>
          </table:table-cell>
          <table:table-cell table:style-name="Table2.A1" office:value-type="string">
            <text:list xml:id="list173618104195598" text:continue-list="list173617964345304" text:style-name="WWNum2">
              <text:list-item>
                <text:p text:style-name="P13">Damage (2d6 + POW) (Physical)</text:p>
              </text:list-item>
              <text:list-item>
                <text:p text:style-name="P13">Pierce (3)</text:p>
              </text:list-item>
              <text:list-item>
                <text:p text:style-name="P14">Daze</text:p>
              </text:list-item>
              <text:list-item>
                <text:p text:style-name="P14">Negated by (Toughness)</text:p>
              </text:list-item>
              <text:list-item>
                <text:p text:style-name="P13">Radius (3)</text:p>
              </text:list-item>
            </text:list>
          </table:table-cell>
          <table:table-cell table:style-name="Table2.A1" office:value-type="string">
            <text:list xml:id="list173618273497305" text:continue-list="list173618728614805" text:style-name="WWNum1">
              <text:list-item>
                <text:p text:style-name="P9">Burn -1 / x3 / -- / 10P</text:p>
              </text:list-item>
              <text:list-item>
                <text:p text:style-name="P9">Pierce +1 / x3 / +0B / 10P</text:p>
              </text:list-item>
              <text:list-item>
                <text:p text:style-name="P9">Radius +1 / x2 / +1B / 10P</text:p>
              </text:list-item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Sonic Blast</text:p>
          </table:table-cell>
          <table:table-cell table:style-name="Table2.A1" office:value-type="string">
            <text:p text:style-name="P6">Attack, Area, Targeted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8</text:p>
          </table:table-cell>
          <table:table-cell table:style-name="Table2.A1" office:value-type="string">
            <text:list xml:id="list173617583209371" text:continue-list="list173618104195598" text:style-name="WWNum2">
              <text:list-item>
                <text:p text:style-name="P13">Damage (2d6 + POW) (Physical)</text:p>
              </text:list-item>
              <text:list-item>
                <text:p text:style-name="P13">Pierce (3)</text:p>
              </text:list-item>
              <text:list-item>
                <text:p text:style-name="P14">Dissolve (1)</text:p>
              </text:list-item>
              <text:list-item>
                <text:p text:style-name="P14">Negated by (Toughness)</text:p>
              </text:list-item>
              <text:list-item>
                <text:p text:style-name="P13">Range (6)</text:p>
              </text:list-item>
              <text:list-item>
                <text:p text:style-name="P13">Cone (3)</text:p>
              </text:list-item>
            </text:list>
          </table:table-cell>
          <table:table-cell table:style-name="Table2.A1" office:value-type="string">
            <text:list xml:id="list173617471734973" text:continue-list="list173618273497305" text:style-name="WWNum1">
              <text:list-item>
                <text:p text:style-name="P9">Burn -1 / x3 / -- / 10P</text:p>
              </text:list-item>
              <text:list-item>
                <text:p text:style-name="P9">Cone +1 / x2 / +1B / 10P</text:p>
              </text:list-item>
              <text:list-item>
                <text:p text:style-name="P9">Pierce +1 / x3 / +0B / 10P</text:p>
              </text:list-item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Sonic Bolt</text:p>
          </table:table-cell>
          <table:table-cell table:style-name="Table2.A1" office:value-type="string">
            <text:p text:style-name="P6">Attack, Ranged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5</text:p>
          </table:table-cell>
          <table:table-cell table:style-name="Table2.A1" office:value-type="string">
            <text:list xml:id="list173619475627407" text:continue-numbering="true" text:style-name="WWNum1">
              <text:list-item>
                <text:p text:style-name="P15">Damage (2d6 + POW) (Physical)</text:p>
              </text:list-item>
              <text:list-item>
                <text:p text:style-name="P15">Pierce (3)</text:p>
              </text:list-item>
              <text:list-item>
                <text:p text:style-name="P18">Range Band (4)</text:p>
              </text:list-item>
            </text:list>
          </table:table-cell>
          <table:table-cell table:style-name="Table2.A1" office:value-type="string">
            <text:list xml:id="list173619181459962" text:continue-numbering="true" text:style-name="WWNum1">
              <text:list-item>
                <text:p text:style-name="P9">Accuracy +2 / x2 / +0B / 10P</text:p>
              </text:list-item>
              <text:list-item>
                <text:p text:style-name="P9">Burn -1 / x3 / +0B / 10P</text:p>
              </text:list-item>
              <text:list-item>
                <text:p text:style-name="P12"><text:span text:style-name="T1">Dissolving – Power gets Dissolve(1) / x1 / +1B / 10P</text:span></text:p>
              </text:list-item>
              <text:list-item>
                <text:p text:style-name="P9">Dmg Die / x3 / +1B / 10P</text:p>
              </text:list-item>
              <text:list-item>
                <text:p text:style-name="P9">Dmg Die / x3 / -2A / 10</text:p>
              </text:list-item>
              <text:list-item>
                <text:p text:style-name="P9">Fast +1 / x3 / +0B / 10P</text:p>
              </text:list-item>
              <text:list-item>
                <text:p text:style-name="P9">Pierce +1 / x3 / +0B / 10P</text:p>
              </text:list-item>
              <text:list-item>
                <text:p text:style-name="P9">Thunderous – Daze (T) / x1 / +1B / 10P</text:p>
              </text:list-item>
              <text:list-item>
                <text:p text:style-name="P9">Range +1 / x3 / +0B / 10P</text:p>
              </text:list-item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Sonic Shield</text:p>
          </table:table-cell>
          <table:table-cell table:style-name="Table2.A1" office:value-type="string">
            <text:p text:style-name="P6">Armor, Activated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list xml:id="list173617456835701" text:continue-list="list173617583209371" text:style-name="WWNum2">
              <text:list-item>
                <text:p text:style-name="P13">Armor (4/0/0)</text:p>
              </text:list-item>
            </text:list>
          </table:table-cell>
          <table:table-cell table:style-name="Table2.A1" office:value-type="string">
            <text:list xml:id="list173617967887157" text:continue-list="list173619181459962" text:style-name="WWNum1">
              <text:list-item>
                <text:p text:style-name="P9">Armor / x3 / +1B / 10P</text:p>
              </text:list-item>
              <text:list-item>
                <text:p text:style-name="P9">Burn -1 / x3 / -- / 10P</text:p>
                <text:p text:style-name="P9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Stand Off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73618269001620" text:continue-list="list173617456835701" text:style-name="WWNum2">
              <text:list-item>
                <text:p text:style-name="P13">You get Accuracy (1) and Damage (1) if you do not move before attacking</text:p>
              </text:list-item>
            </text:list>
          </table:table-cell>
          <table:table-cell table:style-name="Table2.A1" office:value-type="string">
            <text:list xml:id="list173618612364773" text:continue-list="list173617967887157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Super Hearing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73618456049115" text:continue-list="list173618269001620" text:style-name="WWNum2">
              <text:list-item>
                <text:p text:style-name="P13">Skill Bonus (Perception, Hearing) (4)</text:p>
              </text:list-item>
              <text:list-item>
                <text:p text:style-name="P16">Hear sounds in ultrasonic and subsonic ranges</text:p>
              </text:list-item>
              <text:list-item>
                <text:p text:style-name="P16">Can hear sounds 10x more distant/soft than a human</text:p>
              </text:list-item>
              <text:list-item>
                <text:p text:style-name="P16">Hearing can be used as a targeting sense in combat up to 20 hexes</text:p>
              </text:list-item>
            </text:list>
          </table:table-cell>
          <table:table-cell table:style-name="Table2.A1" office:value-type="string">
            <text:list xml:id="list173619148752116" text:continue-list="list173618612364773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Whisper Chamber</text:p>
          </table:table-cell>
          <table:table-cell table:style-name="Table2.A1" office:value-type="string">
            <text:p text:style-name="P6">Utility, Free Action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73619361241064" text:continue-numbering="true" text:style-name="WWNum1">
              <text:list-item>
                <text:p text:style-name="P15">Can whisper messages only the target hears</text:p>
              </text:list-item>
              <text:list-item>
                <text:p text:style-name="P15">Range (100)</text:p>
              </text:list-item>
            </text:list>
          </table:table-cell>
          <table:table-cell table:style-name="Table2.A1" office:value-type="string">
            <text:list xml:id="list173618738906204" text:continue-numbering="true" text:style-name="WWNum1">
              <text:list-item>
                <text:p text:style-name="P11">None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5</meta:editing-cycles>
    <meta:creation-date>2022-06-06T19:36:00</meta:creation-date>
    <dc:date>2023-07-15T17:36:17.327000000</dc:date>
    <meta:editing-duration>PT6H4M15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70" meta:word-count="735" meta:character-count="3017" meta:non-whitespace-character-count="2527"/>
    <meta:user-defined meta:name="AppVersion">16.0000</meta:user-defined>
    <meta:template xlink:type="simple" xlink:actuate="onRequest" xlink:title="Normal.dotm" xlink:href=""/>
  </office:meta>
</office:document-meta>
</file>